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FMono-Regular" svg:font-family="SFMono-Regular, Consolas, 'Liberation Mono', Menlo, Courier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89cm" fo:margin-left="0.093cm" table:align="left"/>
    </style:style>
    <style:style style:name="Tableau1.A" style:family="table-column">
      <style:table-column-properties style:column-width="8.8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904cm" table:align="left"/>
    </style:style>
    <style:style style:name="Tableau3.A" style:family="table-column">
      <style:table-column-properties style:column-width="4.904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3.598cm" table:align="left"/>
    </style:style>
    <style:style style:name="Tableau4.A" style:family="table-column">
      <style:table-column-properties style:column-width="3.598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1.783cm" table:align="left"/>
    </style:style>
    <style:style style:name="Tableau5.A" style:family="table-column">
      <style:table-column-properties style:column-width="11.783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8.49cm" table:align="left"/>
    </style:style>
    <style:style style:name="Tableau6.A" style:family="table-column">
      <style:table-column-properties style:column-width="8.49cm"/>
    </style:style>
    <style:style style:name="Tableau6.A1" style:family="table-cell">
      <style:table-cell-properties style:vertical-align="middle" fo:padding="0.212cm" fo:border="0.05pt solid #9e9e9e"/>
    </style:style>
    <style:style style:name="Tableau2" style:family="table">
      <style:table-properties style:width="8.89cm" fo:margin-left="0.093cm" table:align="left"/>
    </style:style>
    <style:style style:name="Tableau2.A" style:family="table-column">
      <style:table-column-properties style:column-width="8.89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1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officeooo:paragraph-rsid="000244d0" style:text-blinking="false" fo:background-color="transparent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officeooo:rsid="000244d0" officeooo:paragraph-rsid="000244d0" style:text-blinking="false" fo:background-color="transparent" style:font-size-asian="8pt" style:font-size-complex="8pt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style:font-name="Arial1" fo:font-size="8pt" style:font-size-asian="8pt" style:font-size-complex="8p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style:font-name="Arial1" fo:font-size="8pt" officeooo:rsid="000244d0" officeooo:paragraph-rsid="000244d0" style:font-size-asian="8pt" style:font-size-complex="8pt"/>
    </style:style>
    <style:style style:name="P7" style:family="paragraph" style:parent-style-name="Text_20_body">
      <style:paragraph-properties fo:margin-top="0cm" fo:margin-bottom="0cm" loext:contextual-spacing="false" fo:line-height="120%" style:writing-mode="lr-tb"/>
      <style:text-properties style:font-name="Arial1" fo:font-size="8pt" fo:font-weight="bold" officeooo:rsid="000244d0" officeooo:paragraph-rsid="000244d0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Arial1" fo:font-size="8pt" style:font-size-asian="8pt" style:font-size-complex="8pt"/>
    </style:style>
    <style:style style:name="P9" style:family="paragraph" style:parent-style-name="Table_20_Contents">
      <style:text-properties style:font-name="Arial1" fo:font-size="8pt" style:font-size-asian="8pt" style:font-size-complex="8pt"/>
    </style:style>
    <style:style style:name="P10" style:family="paragraph" style:parent-style-name="Table_20_Contents">
      <style:text-properties style:font-name="Arial1" fo:font-size="8pt" officeooo:rsid="000244d0" officeooo:paragraph-rsid="000244d0" style:font-size-asian="8pt" style:font-size-complex="8pt"/>
    </style:style>
    <style:style style:name="P11" style:family="paragraph" style:parent-style-name="Table_20_Contents">
      <style:text-properties style:font-name="Arial1" fo:font-size="8pt" officeooo:rsid="00032da8" officeooo:paragraph-rsid="00032da8" style:font-size-asian="8pt" style:font-size-complex="8pt"/>
    </style:style>
    <style:style style:name="P12" style:family="paragraph" style:parent-style-name="Table_20_Contents">
      <style:text-properties style:font-name="Arial1" fo:font-size="8pt" fo:font-weight="bold" officeooo:rsid="000244d0" officeooo:paragraph-rsid="000244d0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8pt" fo:font-weight="bold" officeooo:rsid="000244d0" officeooo:paragraph-rsid="000244d0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/>
    </style:style>
    <style:style style:name="P1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line-height="120%" style:writing-mode="lr-tb"/>
      <style:text-properties style:font-name="Arial1" fo:font-size="8pt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244d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244d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244d0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24292e" fo:letter-spacing="normal" fo:font-style="normal" fo:font-weight="normal"/>
    </style:style>
    <style:style style:name="T8" style:family="text">
      <style:text-properties officeooo:rsid="000244d0"/>
    </style:style>
    <style:style style:name="T9" style:family="text">
      <style:text-properties officeooo:rsid="00066e22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gr1" style:family="graphic">
      <style:graphic-properties draw:textarea-horizontal-align="justify" draw:textarea-vertical-align="middle" draw:auto-grow-height="false" fo:min-height="1.187cm" fo:min-width="0.3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4.697cm" svg:y="-0.159cm" draw:z-index="0"><draw:text-box fo:min-height="0.34cm" fo:min-width="0.34cm"><table:table table:name="Tableau6" table:style-name="Tableau6"><table:table-column table:style-name="Tableau6.A"/><table:table-row><table:table-cell table:style-name="Tableau6.A1" office:value-type="string"><text:p text:style-name="P15">Trajet</text:p></table:table-cell></table:table-row><table:table-row><table:table-cell table:style-name="Tableau6.A1" office:value-type="string"><text:p text:style-name="P9"/></table:table-cell></table:table-row><table:table-row><table:table-cell table:style-name="Tableau6.A1" office:value-type="string"><text:p text:style-name="P14">virtual void Affiche()</text:p><text:p text:style-name="P14">virtual bool IsBefore(Trajet &amp;) const</text:p><text:p text:style-name="P14">virtual const char* GetDepart const()</text:p><text:p text:style-name="P14">virtual const char* GetArrivee const()</text:p><text:p text:style-name="P14">Trajet()</text:p><text:p text:style-name="P16"><text:span text:style-name="T1">virtual ~TrajetSimple()</text:span></text:p></table:table-cell></table:table-row></table:table></draw:text-box></draw:frame></text:p>
      <text:p text:style-name="P8"><text:bookmark text:name="docs-internal-guid-06197640-1706-7954-0a34-2f79203cdf95"/> </text:p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6" draw:style-name="gr1" svg:width="0.763cm" svg:height="1.355cm" svg:x="9.315cm" svg:y="0.1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1" svg:width="0.763cm" svg:height="1.355cm" svg:x="6.669cm" svg:y="0.19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/>
      <text:p text:style-name="P8"/>
      <text:p text:style-name="P8"><draw:frame draw:style-name="fr1" draw:name="Cadre3" text:anchor-type="paragraph" svg:x="8.412cm" svg:y="0.208cm" draw:z-index="5"><draw:text-box fo:min-height="4.583cm" fo:min-width="5.456cm"><table:table table:name="Tableau2" table:style-name="Tableau2"><table:table-column table:style-name="Tableau2.A"/><table:table-row><table:table-cell table:style-name="Tableau2.A1" office:value-type="string"><text:p text:style-name="P7"><text:span text:style-name="T3">TrajetCompose</text:span></text:p></table:table-cell></table:table-row><table:table-row><table:table-cell table:style-name="Tableau2.A2" office:value-type="string"><text:p text:style-name="P8"><text:span text:style-name="T7">Liste * liste</text:span> </text:p></table:table-cell></table:table-row><table:table-row><table:table-cell table:style-name="Tableau2.A2" office:value-type="string"><text:p text:style-name="P6">void Affiche() const</text:p><text:p text:style-name="P6">bool Add(Trajet &amp; t)</text:p><text:p text:style-name="P3">bool IsBefore(Trajet &amp;) const</text:p><text:p text:style-name="P3">const char* GetDepart<text:span text:style-name="T8">() </text:span>const</text:p><text:p text:style-name="P4">const char* GetArrivee() const</text:p><text:p text:style-name="P6">TrajetCompose(Trajet* t1, Trajet* t2)</text:p><text:p text:style-name="P6">virtual~TrajetCompose()</text:p></table:table-cell></table:table-row></table:table></draw:text-box></draw:frame><draw:frame draw:style-name="fr1" draw:name="Cadre2" text:anchor-type="paragraph" svg:x="-1.558cm" svg:y="0.256cm" draw:z-index="1"><draw:text-box fo:min-height="0.499cm" fo:min-width="2cm"><table:table table:name="Tableau1" table:style-name="Tableau1"><table:table-column table:style-name="Tableau1.A"/><table:table-row><table:table-cell table:style-name="Tableau1.A1" office:value-type="string"><text:p text:style-name="P5"><text:span text:style-name="T5">TrajetSimpl</text:span><text:span text:style-name="T6">e</text:span></text:p></table:table-cell></table:table-row><table:table-row><table:table-cell table:style-name="Tableau1.A2" office:value-type="string"><text:p text:style-name="P8"><text:span text:style-name="T1">const char *depart, *arrivee, *moyenTransport</text:span> </text:p></table:table-cell></table:table-row><table:table-row><table:table-cell table:style-name="Tableau1.A2" office:value-type="string"><text:p text:style-name="P2">virtual void Affiche()</text:p><text:p text:style-name="P2">virtual bool IsBefore(Trajet &amp; <text:span text:style-name="T9">t</text:span>) const</text:p><text:p text:style-name="P2">const char* GetDepart<text:span text:style-name="T8">()</text:span> const</text:p><text:p text:style-name="P2">const char* GetArrivee<text:span text:style-name="T8">()</text:span> const</text:p><text:p text:style-name="P2">TrajetSimple(const chard* d, const char* a, const char* mT)</text:p><text:p text:style-name="P5"><text:span text:style-name="T1">virtual ~TrajetSimple()</text:span></text:p></table:table-cell></table:table-row></table:table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Cadre4" text:anchor-type="paragraph" draw:z-index="2"><draw:text-box fo:min-height="0.34cm" fo:min-width="0.34cm"><table:table table:name="Tableau3" table:style-name="Tableau3"><table:table-column table:style-name="Tableau3.A"/><table:table-row><table:table-cell table:style-name="Tableau3.A1" office:value-type="string"><text:p text:style-name="P12">Liste</text:p></table:table-cell></table:table-row><table:table-row><table:table-cell table:style-name="Tableau3.A2" office:value-type="string"><text:p text:style-name="P10">ElementListe * first</text:p></table:table-cell></table:table-row><table:table-row><table:table-cell table:style-name="Tableau3.A2" office:value-type="string"><text:p text:style-name="P10">void Add(Trajet* t)</text:p><text:p text:style-name="P10">void Affiche(const char * texte)</text:p><text:p text:style-name="P10">Liste()</text:p><text:p text:style-name="P10">virtual ~Liste()</text:p></table:table-cell></table:table-row></table:table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8" draw:style-name="gr1" svg:width="0.763cm" svg:height="1.355cm" svg:x="7.982cm" svg:y="0.11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/>
      <text:p text:style-name="P8"/>
      <text:p text:style-name="P8"><draw:frame draw:style-name="fr1" draw:name="Cadre5" text:anchor-type="paragraph" svg:x="6.486cm" svg:y="0.201cm" draw:z-index="3"><draw:text-box fo:min-height="0.34cm" fo:min-width="0.34cm"><table:table table:name="Tableau4" table:style-name="Tableau4"><table:table-column table:style-name="Tableau4.A"/><table:table-row><table:table-cell table:style-name="Tableau4.A1" office:value-type="string"><text:p text:style-name="P13">ElementListe</text:p></table:table-cell></table:table-row><table:table-row><table:table-cell table:style-name="Tableau4.A2" office:value-type="string"><text:p text:style-name="P10">Trajet* trajet</text:p><text:p text:style-name="P10">ElementListe* suivant</text:p></table:table-cell></table:table-row><table:table-row><table:table-cell table:style-name="Tableau4.A2" office:value-type="string"><text:p text:style-name="P10">ElementListe(Trajet* t)</text:p><text:p text:style-name="P10">virtual ElementListe()</text:p></table:table-cell></table:table-row></table:table></draw:text-box></draw:frame></text:p>
      <text:p text:style-name="P8"/>
      <text:p text:style-name="P8"><draw:frame draw:style-name="fr1" draw:name="Cadre6" text:anchor-type="paragraph" svg:x="2.542cm" svg:y="4.152cm" draw:z-index="4"><draw:text-box fo:min-height="0.34cm" fo:min-width="0.34cm"><table:table table:name="Tableau5" table:style-name="Tableau5"><table:table-column table:style-name="Tableau5.A"/><table:table-row><table:table-cell table:style-name="Tableau5.A1" office:value-type="string"><text:p text:style-name="P12">Catalogue</text:p></table:table-cell></table:table-row><table:table-row><table:table-cell table:style-name="Tableau5.A2" office:value-type="string"><text:p text:style-name="P11">Liste* liste</text:p></table:table-cell></table:table-row><table:table-row><table:table-cell table:style-name="Tableau5.A2" office:value-type="string"><text:p text:style-name="P11">Void Affiche() const</text:p><text:p text:style-name="P11">void Add(Trajet* t)</text:p><text:p text:style-name="P11">unsigned int RechercheParcours(const char* depart, const char* arrivee)</text:p><text:p text:style-name="P11">unsigned int RechercheParcoursAvancee(const char* depart, const char* arrivee) </text:p><text:p text:style-name="P11">Catalogue()</text:p><text:p text:style-name="P11">virtual ~Catalogue()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FMono-Regular" svg:font-family="SFMono-Regular, Consolas, 'Liberation Mono', Menlo, Courier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2:37:50.303000000</meta:creation-date>
    <dc:date>2017-12-02T13:32:35.460000000</dc:date>
    <meta:editing-duration>PT39M10S</meta:editing-duration>
    <meta:editing-cycles>4</meta:editing-cycles>
    <meta:generator>LibreOffice/5.0.6.3$Windows_x86 LibreOffice_project/490fc03b25318460cfc54456516ea2519c11d1aa</meta:generator>
    <meta:document-statistic meta:table-count="6" meta:image-count="0" meta:object-count="0" meta:page-count="1" meta:paragraph-count="44" meta:word-count="136" meta:character-count="1079" meta:non-whitespace-character-count="982"/>
  </office:meta>
</office:document-meta>
</file>